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etween_5f_exact_5f_ages_5f_30_5f_and_5f_70_5f_from_5f_any_5f_of_5f_cardiovascular_5f_disease_5f_WHO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etween_exact_ages_30_and_70_from_any_of_cardiovascular_disease_WHO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etween_5f_exact_5f_ages_5f_30_5f_and_5f_70_5f_from_5f_any_5f_of_5f_cardiovascular_5f_disease_5f_WHO_5f_2012.csv" style:display-name="PageStyle_D_Health_Probability_of_dying_between_exact_ages_30_and_70_from_any_of_cardiovascular_disease_WHO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